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5000002FA3A616CD6.png"/>
  <manifest:file-entry manifest:media-type="image/png" manifest:full-path="Pictures/10000201000002A3000003004CDA5413.png"/>
  <manifest:file-entry manifest:media-type="image/png" manifest:full-path="Pictures/100002010000029F000002FB4971968D.png"/>
  <manifest:file-entry manifest:media-type="image/png" manifest:full-path="Pictures/10000201000002AB000002FAE9554357.png"/>
  <manifest:file-entry manifest:media-type="image/png" manifest:full-path="Pictures/10000201000002A4000002FC4EFADA6E.png"/>
  <manifest:file-entry manifest:media-type="image/png" manifest:full-path="Pictures/10000201000002A400000301D9DAF84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20.001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Roboto" fo:font-size="10.5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Roboto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<draw:frame draw:style-name="fr1" draw:name="gráficos1" text:anchor-type="paragraph" svg:x="0.497cm" svg:y="0.309cm" svg:width="16.111cm" svg:height="19.131cm" draw:z-index="0"><draw:image xlink:href="Pictures/10000201000002A400000301D9DAF84C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2" office:value-type="string">
            <text:p text:style-name="P1"><draw:frame draw:style-name="fr1" draw:name="gráficos2" text:anchor-type="paragraph" svg:x="0.658cm" svg:y="0.614cm" svg:width="15.088cm" svg:height="18.789cm" draw:z-index="1"><draw:image xlink:href="Pictures/10000201000002AB000002FAE9554357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2" office:value-type="string">
            <text:p text:style-name="P1"><draw:frame draw:style-name="fr1" draw:name="gráficos3" text:anchor-type="paragraph" svg:x="1.304cm" svg:y="0.071cm" svg:width="14.755cm" svg:height="19.142cm" draw:z-index="2"><draw:image xlink:href="Pictures/100002010000029F000002FB4971968D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2" office:value-type="string">
            <text:p text:style-name="P1"><draw:frame draw:style-name="fr1" draw:name="gráficos4" text:anchor-type="paragraph" svg:x="0.176cm" svg:y="0.293cm" svg:width="16.646cm" svg:height="18.939cm" draw:z-index="3"><draw:image xlink:href="Pictures/10000201000002A3000003004CDA5413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2" office:value-type="string">
            <text:p text:style-name="P1"><draw:frame draw:style-name="fr1" draw:name="gráficos5" text:anchor-type="paragraph" svg:x="0.09cm" svg:y="-0.099cm" svg:width="16.695cm" svg:height="18.791cm" draw:z-index="4"><draw:image xlink:href="Pictures/10000201000002A5000002FA3A616CD6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2" office:value-type="string">
            <text:p text:style-name="P1"><draw:frame draw:style-name="fr1" draw:name="gráficos6" text:anchor-type="paragraph" svg:x="0.871cm" svg:y="0.365cm" svg:width="13.88cm" svg:height="19.068cm" draw:z-index="5"><draw:image xlink:href="Pictures/10000201000002A4000002FC4EFADA6E.png" xlink:type="simple" xlink:show="embed" xlink:actuate="onLoad"/></draw:frame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ora ps</meta:initial-creator>
    <meta:creation-date>2017-09-30T21:08:04</meta:creation-date>
    <meta:document-statistic meta:table-count="1" meta:image-count="6" meta:object-count="0" meta:page-count="6" meta:paragraph-count="0" meta:word-count="0" meta:character-count="0"/>
    <dc:date>2017-09-30T21:41:35</dc:date>
    <dc:creator>aurora ps</dc:creator>
    <meta:editing-duration>PT3M8S</meta:editing-duration>
    <meta:editing-cycles>1</meta:editing-cycles>
    <meta:generator>OpenOffice/4.1.2$Unix OpenOffice.org_project/412m3$Build-9782</meta:generator>
  </office:meta>
</office:document-meta>
</file>